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Rubik" svg:font-family="Rubi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ffff" fo:font-size="16pt" style:font-size-asian="16pt" style:font-size-complex="16pt"/>
    </style:style>
    <style:style style:name="P2" style:family="paragraph" style:parent-style-name="Standard" style:list-style-name="L1">
      <style:text-properties fo:color="#ffffff" fo:font-size="16pt" style:font-size-asian="16pt" style:font-size-complex="16pt"/>
    </style:style>
    <style:style style:name="P3" style:family="paragraph" style:parent-style-name="Standard">
      <style:paragraph-properties fo:break-before="page"/>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T1" style:family="text">
      <style:text-properties fo:color="#ffffff" fo:font-size="16pt" style:font-size-asian="16pt" style:font-size-complex="16pt"/>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AME- Stone (real name unknown)<text:line-break/>AGE- 16<text:line-break/>PLACE OF BIRTH- Canton Sparow number 405<text:line-break/>CURRENT LOCATION- First the agricultural slug, then the raiders dens, then war. War never changes<text:line-break/>NATIONALITY- hantonese</text:p>
      <text:p text:style-name="P1">EDUCATION- Captain, A century in the existence tanks the dream land with grandfather<text:line-break/>OCCUPATION- ships captain. leader<text:line-break/>INCOME- A vast stream of raider loot and ships. <text:line-break/>HEIGHT- 6'7” and round<text:line-break/>EYE COLOR- slate stone with green<text:line-break/>HAIR COLOR- black<text:line-break/>BUILD- stout heavy, like the driver of our took took in thailand<text:line-break/>DISTINGUISHING FEATURES- Big old hands and knuckles. His people are small but he is huge. Got those side musctache thigns<text:line-break/>PREFERED OUTFIT- shorts, a set of hightops, sling, later a trench coat etc. <text:line-break/>GLASSES- no glasses<text:line-break/>ACCESSORIES- big old hooked sword, some laser rifle stuff<text:line-break/>GROOMING (dishelved, smart put together, untidy but clean, other explain)- greasy, disheveled, whoring. <text:line-break/><text:line-break/>DISTINGUISHING TICS AND MANNERISMS- Clumsy at first and then more slow and put together- does grandfather come on board? Who is stone? <text:line-break/>HEALTH DO THE SUFFER FROM ILLNESS?- Oh we're healthy but we have some mental health stuff going on. <text:line-break/>HANDWRITING- Old scroll ancient <text:line-break/>GAIT(Confident, powerful strides Lazy stroll Fast, walks at a clip Distracted, eyes on the ground Other? If so, explain: )<text:line-break/><text:line-break/>Powerful like a bowling ball. Big thud thud thud<text:line-break/><text:line-break/>Style of speech (elevated, educated, peppered with slang, etc.): <text:line-break/>Old very old, respectful but he's been in the old days for 100 years at this point</text:p>
      <text:p text:style-name="P1"/>
      <text:p text:style-name="P1"><text:soft-page-break/>Tempo of speech (rapid, slow, measured, drawl, etc.): <text:line-break/>Slow and steady<text:line-break/><text:line-break/>Do they have an accent yes or no- Yes accent they speak several languages but with an accent</text:p>
      <text:p text:style-name="P1"/>
      <text:p text:style-name="P1">PITCH MOLODIC GRAVELLY DEEP ECT- <text:line-break/>Emmmmmm.... higher pitch than their big old frame would show belie </text:p>
      <text:p text:style-name="P1"/>
      <text:p text:style-name="P1">POSTURE (Stiff, military Slouching Casual and relaxed ‘Turtle’, tired Other? If so, explain: )</text:p>
      <text:p text:style-name="P1">Big tummy hanging over his belt, walks with his feet splayed out. </text:p>
      <text:p text:style-name="P1"/>
      <text:p text:style-name="P1"/>
      <text:p text:style-name="P1">GESTURING(Only when agitated or eager Doesn’t gesture Compulsive “hand-talker” Controlled, only to make a point Other? If so, explain )</text:p>
      <text:p text:style-name="P1"><text:line-break/>Points with his sword and his fingers and food a lot. reads<text:line-break/><text:line-break/>Level of Eye Contact (direct shifty etc) he doesn't look at people but through them or around them. Like if he's talking to you he looks beside your head.<text:line-break/><text:line-break/>SPEECH IMPEDIMENTS- none<text:line-break/><text:line-break/>DISTINGUISHING SPEECH TICS- humming. He humms a lot when he's thinking. Old tunes and grandfathers favorites. Even in the tide of battle. <text:line-break/><text:line-break/>PREFERED CURSE WORD- He uses a lot of the same stuff that the rest of the cantonese use the egg swears. <text:line-break/><text:line-break/>CATCHPHRASES- Blood is momentary- empire lives forever. The suffering of the people is the only suffering that exists, I cannot hear the cries of the enemy because they do not exist. Does the tiger listen to the cries of the deer?<text:line-break/><text:line-break/>Crying for the people again? <text:line-break/><text:line-break/><text:soft-page-break/>LAUGHTER WHAT DO THE TEND TO FIND FUNNY?- <text:line-break/>They laugh at themselves- The awkward things they do. <text:line-break/>They laugh at suffering and distruction. </text:p>
      <text:p text:style-name="P1">They laugh at the failings and poor generalship of their enemies. <text:line-break/>They laugh at the old plays and stories of their people, and bring back those things compared to the bullshit the company puts out. <text:line-break/><text:line-break/>DESCRIBE THEIR SMILE<text:line-break/><text:line-break/>Small toothed with one front tooth chiped. Freckles and a standard squint.</text:p>
      <text:p text:style-name="P1"/>
      <text:p text:style-name="P1">EMOTIVE? EMOTIONS ON THEIR SLEEVE HOW EASLITY CAN OTHERS READ THEMSELVES</text:p>
      <text:p text:style-name="P1"/>
      <text:p text:style-name="P1">They were easy to read- but now it is all hidden behind an exterior of pleasantness and laughter, jovial hungryness and good will, drinking and big appitites, but death and distruction and suffering follow whereever he goes.</text:p>
      <text:p text:style-name="P1"><text:line-break/><text:line-break/>They have a resting ______ face. Angel Side-eye Neutral Confused Other? If so, explain: <text:line-break/><text:line-break/>Grandfather's face- smiling squinty happy <text:line-break/><text:line-break/>PART 2 – THE FLESH<text:line-break/>Definition how your character is a product of their environment. <text:line-break/>Similar to: the character bio and backstory. <text:line-break/>2.1 THE PAST<text:line-break/><text:line-break/>HOMETOWN- Grew up in the travelling trader subjecgated but proud, undreground and a village of people who knew, talked about and pushed to be better. <text:line-break/>TYPE OF CHILDHOOD(NEGLECTED sheltered etc.)- Good childhood, lots of pressure, but still good. Oportunities. Mother loved him, father is a captain, fed well lots of toys lots to see. <text:line-break/>EDUCATION- captains eductaion. <text:line-break/><text:soft-page-break/><text:line-break/>Were they involved in organizations and clubs at school? </text:p>
      <text:p text:style-name="P1">Sports, model un other debate drama gay straight alliance</text:p>
      <text:p text:style-name="P1">Yes all the captains stuff. Lots of sports and travel and apprenticeship. <text:line-break/><text:line-break/>At Graduation there were named most likely to ____________ in the yearbook. <text:line-break/>Crash their ship- clumsy<text:line-break/><text:line-break/><text:line-break/>JOBS if applicable what would their resume look like. </text:p>
      <text:p text:style-name="P1">Theyve been cook, apprentice, warlord<text:line-break/><text:line-break/>DREAM JOB as a Child? Why?</text:p>
      <text:p text:style-name="P1">As a child they wanted to be a cook- they loved seeing everyone happy and fed. The clanking pots and pans and steam and busy yelling laughter. Still get to do lots of this. <text:line-break/><text:line-break/>Who were their role models growing up? Describe them <text:line-break/>Dad- Great ships captain somewhere- he dies in the early on slaught<text:line-break/>mom- kind understanding of her boy- a little to permissive but also understood he was a warrior in a bull china shop</text:p>
      <text:p text:style-name="P1">He really does like captain joaquin<text:line-break/><text:line-break/>Greatest Regret- That he had to distroy grandfather to get out of the simulation. <text:line-break/><text:line-break/>Hobbies Growing up- Ball games, music, running around with other kids</text:p>
      <text:p text:style-name="P1"/>
      <text:p text:style-name="P1">Favorite palce to be as a child- kitchen, helping, the engine rooms.</text:p>
      <text:p text:style-name="P1"/>
      <text:p text:style-name="P1">if they could change one thing from their past what would it be and WHY?- <text:line-break/>Dad dies- don't want that- <text:line-break/>That they had to eat the girls from the pain and pleasure thing</text:p>
      <text:p text:style-name="P1">Had to kill grandfather. <text:line-break/>That it took them so long to figure out the dream sequence. <text:line-break/><text:soft-page-break/><text:line-break/><text:line-break/>Major turning points or life beats in childhood</text:p>
      <text:p text:style-name="P1">goes from playing and being a happy boy, </text:p>
      <text:p text:style-name="P1">to being sad clumsy and goofball at captains training(cannot flourish because there is a limit on what they can do and train- all the things he'd excell at are limited) </text:p>
      <text:p text:style-name="P1">The meat incident and ensuing fire is a huge turn for him. He comes into his own there. <text:line-break/>Last turning point is the battle between wolves and chinese and will he be redeemable? Kill Captain Joaquin? </text:p>
      <text:p text:style-name="P1"/>
      <text:p text:style-name="Standard"><text:span text:style-name="T1">Earliest Memory- mom happy kitchen<text:line-break/><text:line-break/>Saddest Memory – not being able to go with dad and mom anymore<text:line-break/><text:line-break/>Happiest Memory- Giving out soup dumplings to the people on harvest day<text:line-break/><text:line-break/>Clearest Memory – grandfathers lessons. Done them 1000 times. <text:line-break/><text:line-break/>What are the skeltons in the closet? - don't really have any- they're wearing them on their sleeves. <text:line-break/><text:line-break/>THREE ADJECTIVES TO DESCRIVE THEM AS A CHILD?- Big, Happy, Clumsy <text:line-break/><text:line-break/>WHAT ADVICE WOULD THEY GIVE TO THEIR YONGER SELF? - Find grandfather as soon as possible<text:line-break/><text:line-break/>CRIMINAL RECORD- A mile long. A genghis Khan type and what a record of bloodshed and madness this is<text:line-break/><text:line-break/>2.2 FAMILY <text:line-break/><text:line-break/>FATHER- a captain, we don't get to know him well. He's a contemporary of Joaquin's but not hugely important. <text:line-break/></text:span><text:soft-page-break/><text:span text:style-name="T1">AGE IF LIVING? OCCUPATION<text:line-break/>BRIEFLY DESCIVE THEIR RELATIONSHIP WITH YOUR CHARACTER_ Good dad- lots of love, good lessons, a bit disapointed but not very much</text:span></text:p>
      <text:p text:style-name="P1"/>
      <text:p text:style-name="P1">MOTHER – kind wonderful cook and happy<text:line-break/>AGE IF LIVING- forties?<text:line-break/>OCCUPATION- She does ships duties related to the father. Think of her like the mom in one the wrath of the khans.<text:line-break/>BRIEFLY DESCRIVE THEIR RELATIONSHIP WIT YOUR CHARACTER- She a great mom. Kind, loving, understanding. proud <text:line-break/>SIBLINGS none except the kids they grew up iwht<text:line-break/>HOW MANY?<text:line-break/>NAMES AGES Mantis and Silk<text:line-break/>RELATIONSHIP WITH YOUR CHARACTER – give him a hard time, but they are assets<text:line-break/><text:line-break/>CHILDREN IF APPLICABLE- I think they'd have a mountain of them eventually<text:line-break/>HOW MANY- thirty three<text:line-break/>WHAT ARE THEIR NAMES AGES ETC fuck if we know and he doesn't either. Women bring him their children and say this is your son. He says let him meet his grandfather or then let him be a jolly cook to honor his hungry father. <text:line-break/>BRIEFLY DESCRIBE THEIR RELATIONSHIP WITH YOUR CHARACTER – they don't get the attention they need but he sees they are provided for- he wants others to care and give. <text:line-break/><text:line-break/>EXTENDED FAMILY- the family of the canton<text:line-break/>GRANDPARENTS- every elder<text:line-break/>UNCLES<text:line-break/>AUNTS<text:line-break/>COUSINS<text:line-break/>OTHER<text:line-break/><text:line-break/>FAMILY ECONOMIC STATUS- they are much reduced paupers and living <text:soft-page-break/>on sewing the skins of mice together. <text:line-break/>HOW OFTEN DO THEY SEE THEIR FAMILY IN A YEAR- all year they live on a giant ship with them. <text:line-break/><text:line-break/>2.3 EXTERNAL RELATIONSHIPS</text:p>
      <text:p text:style-name="P1">Closest Friends describe them: Silk, Joaquin, cooks and people of their traveling tribe. <text:line-break/>ENEMIES Describe them<text:line-break/>1- themselves- clumsy unable tough to be a stone.<text:line-break/>2. The peoples of the ag slug- this is the first group to see his real power in battle and to be put to the sword</text:p>
      <text:p text:style-name="P1">Raiders- they're barely scraping by. He immediately kills them and their leaders- decides to leave the sparrow because it can be tracked.</text:p>
      <text:p text:style-name="P1">The people of the empire- these are the first to be the real battles and he shames them- absolutly demolishes them. Shows they have been playing war. Ignites the fires of the real wolves.</text:p>
      <text:p text:style-name="P1">-the company itself. This is something he cannot beat because he doesn't understand it and it makes itself hidden and plays dirty. </text:p>
      <text:p text:style-name="P1">The wolves- his people's ancient enemies- cannot see that fighting them, and fighting in general is actually losing. Rushes head long into what the company wants them to do which is fight, buy destroy. Cannot fight your way out of this one- </text:p>
      <text:p text:style-name="P1">-himself again- he wants peace and compassion for his people- but he is the greatest obsticle to them getting that. IF he would have that for his people, then he must seek that for all peoples of the earth</text:p>
      <text:p text:style-name="P1"/>
      <text:p text:style-name="P1"/>
      <text:p text:style-name="P1"/>
      <text:p text:style-name="P1"/>
      <text:list xml:id="list9012317277689823186" text:style-name="L1">
        <text:list-header>
          <text:p text:style-name="P2"/>
        </text:list-header>
      </text:list>
      <text:p text:style-name="P1"/>
      <text:p text:style-name="P1">HOW ARE THEY PERCIEVED:<text:line-break/> BY STRANGERS IN THE STREET?</text:p>
      <text:p text:style-name="P1">Aww clumsy Stone, then fearful stone</text:p>
      <text:p text:style-name="P1"><text:line-break/>ACQUANTANCES AT WORK FUNCTION? </text:p>
      <text:p text:style-name="P1"><text:soft-page-break/>Again clumsy stupid, then fearful and proficient</text:p>
      <text:p text:style-name="P1"/>
      <text:p text:style-name="P1">COLLEAGUES IN THE OFFICE?<text:line-break/>AUTHORITY FIGURES?<text:line-break/>FRIENDS IN THEIR FRIEND CIRCLES? <text:line-break/>CHILDREN?<text:line-break/>THE OPPOSITE SEX? Sexy</text:p>
      <text:p text:style-name="P1">EXTENDED FAMILY?<text:line-break/><text:line-break/>WHAT SOCIAL MEDIA PLATFORMS ARE THEY ON? </text:p>
      <text:p text:style-name="P1">Fuck your social media- that isn't how these things are done.<text:line-break/><text:line-break/>HOW WOULD THEY USE SOCIAL MEDIA PLATFORMS?<text:line-break/>They would slay them. And put everyone around a camp fire. <text:line-break/><text:line-break/>HOW WOULD THEY FILL OUT AN ONLINE DATHING PROFILE FOR THEMSELVES? <text:line-break/>They wouldn't they'd have a harem brought to them by the sword. <text:line-break/><text:line-break/>WHAT IS THEIR ROLE IN THE GROUP DYNAMIC?<text:line-break/>Leader Joker Parent Hype man Mooch Other? If so, explain: </text:p>
      <text:p text:style-name="P1">Joker, Leader, Comic foil.<text:line-break/><text:line-break/>WHO DO THEY DEPEND ON FOR :<text:line-break/>PRACTICAL ADVICE?- Used to be Joaquin, now grandfather they also use Silk and Mantis<text:line-break/>MENTORING?Joaquin- grandfather<text:line-break/>A WINGMAN? Silk for sure<text:line-break/>EMOTIONAL SUPPORT?- mom, one of the many granmamas in the tribe<text:line-break/>MORAL SUPPORT?- mantis is a good one<text:line-break/>WHAT DOE THEY WANT FROM A RELATIONSHIP?- to laugh, to make the other happy, to get laid a lot, to be taken care of from their worsts of themselves. <text:line-break/>WHO WOULD BE THEIR IDEAL PARTNER?- someone who figures out the state craft and things they still do not excel at. <text:line-break/><text:line-break/><text:soft-page-break/>DO THEY HAVE <text:s/>A SIGNIFICANT OTHER DESCRIBE THEM <text:line-break/>HOW MANY PEOPLE WOULD ATTEND THEIR FUNERALS?</text:p>
      <text:p text:style-name="P1">The people of the thousand birds would attend their funeral because they broke them from company rule. <text:line-break/><text:line-break/>PART THREE THE CORE&gt; </text:p>
      <text:p text:style-name="P1"/>
      <text:p text:style-name="P1">WHAT DO THEY DO ON RAINY DAYS- drink, eat, fuck, travel, plan, maps, talk to council, make war.<text:line-break/><text:line-break/>ARE THEY:<text:line-break/>Street-smart Book-smart Optimist Pessimist Introvert Extrovert </text:p>
      <text:p text:style-name="P1">Introverted, StreetSmart, Optimist </text:p>
      <text:p text:style-name="P1"/>
      <text:p text:style-name="P1">What is their favorite sound?- the laughter of a full kitchen. <text:line-break/><text:line-break/>Favorite Place in the world. - The camp fire at a gathering of the peoples. <text:line-break/><text:line-break/>What secrets do they keep? What are they most afraid of peole finding out?</text:p>
      <text:p text:style-name="P1">They don't have any secrets- except who they are. Are they grandfather? Are they stone? </text:p>
      <text:p text:style-name="P1"/>
      <text:p text:style-name="P1">What do they want the most?- to free the people and rule over all the dominion. They'd only be a second company with different rules. </text:p>
      <text:p text:style-name="P1"/>
      <text:p text:style-name="P1">Biggest Flaw- they cannnot see that what was done to them, they are doing to everyone. <text:line-break/><text:line-break/>I don't think in the first time they meet grandfather they are successful. They get their asses stomped in and skinpeeled off on the field of battle.<text:line-break/><text:line-break/>Biggest strenght? - many many strengths, war, intelegence, craft, and care for their people. <text:s/></text:p>
      <text:p text:style-name="P1"/>
      <text:p text:style-name="P1">Biggest Fear?- Of going back to being stone again, of losing the war to the company. <text:line-break/><text:soft-page-break/><text:line-break/>Waht is their biggest accomplishment?- Waging war of freedom and awesomeness across the galaxy. Of unlocking what it meant to learn with grandfather. <text:line-break/></text:p>
      <text:p text:style-name="P1">What is their idead of perfect happinesss?- the camp of all their people and handing out food and gifts and rewards and a giant pile of spoils so big that no one would be without for a thousand generations. Return to the old ways. Silver only and us being central. <text:line-break/></text:p>
      <text:p text:style-name="P1">Do they want to be remembered? What for? - For placing the people back on the top of the food chain. <text:line-break/><text:line-break/>Favorite Quote- If you had not committed great sins, God would not have sent a punishment like me upon you.” “If you're afraid - don't do it, - if you're doing it - don't be afraid!<text:line-break/><text:line-break/>How do they approach- </text:p>
      <text:p text:style-name="P1"><text:line-break/>Power?- They use it whole heatedly and push all they have into it. </text:p>
      <text:p text:style-name="P1"/>
      <text:p text:style-name="P1">AMBITION – yes they see their purpose in life and what they'd been built to do and change and trade for. <text:line-break/>LOVE- they don't believe in romantic love, but see it as a distraction like alcohol. They do love their mother and their friends though<text:line-break/>CHANGE?- Love it, the only thing that would get them out of the hell grandfather had put them in. The only thing that would make them grow and become better, and to free the people. <text:line-break/><text:line-break/>What is one object or possession that they would rescue from their burning home? Fuuuuck- mom, books, anythign to do with grandfather? </text:p>
      <text:p text:style-name="P1"/>
      <text:p text:style-name="P1">What or who bores them?- the company's droing, propaganda and matters of economic or statecraft aren't their forte, they'd rather hand those to silk or mantis. Or Joaquin. <text:line-break/><text:line-break/><text:soft-page-break/>What makes them angry?- The injustices piled on their people. The centuries of embarasement. Drugs, social media, individualism</text:p>
      <text:p text:style-name="P1"/>
      <text:p text:style-name="P1">There was much exploration, much to do and see and our histories are lost when earth came to find us. </text:p>
      <text:p text:style-name="P1"><text:line-break/>What do they look for in a person? - how can this person either help or hinder the freeing of the people. <text:line-break/><text:line-break/>How strong is their moral compass? When Specifically are they willing to compromise their morals?<text:line-break/>Well their morals are pretty open, they do whatever the fuck they want there isn't any prohibition on torture, rape, theft, etc. But they do have laws for what can happen to the people. <text:line-break/></text:p>
      <text:p text:style-name="P1"/>
      <text:p text:style-name="P1">List the last 10 books that they read-</text:p>
      <text:p text:style-name="P1">History of Ghengis Khan</text:p>
      <text:p text:style-name="P1">Books on propaganda</text:p>
      <text:p text:style-name="P1">Books on spaceship warfare</text:p>
      <text:p text:style-name="P1">books on history- we must know what has happened.</text:p>
      <text:p text:style-name="P1">Tunsu art of war</text:p>
      <text:p text:style-name="P1">Hisotry of their people. <text:line-break/>Cook books</text:p>
      <text:p text:style-name="P1">They would have had some history of the corporation read to them if they could find it. </text:p>
      <text:p text:style-name="P1">Love making</text:p>
      <text:p text:style-name="P1">Chinese poetry<text:line-break/><text:line-break/>Which fictional world would the most wish to visit?- the old times when the people were free. (some long lost time that didn't exist) A place from the time of the poets. <text:line-break/><text:line-break/>If they didn't have to sleep what would they do with their extra time?- MORE CONQUORING, more cooking, more laughter, more plays and teaching and life. </text:p>
      <text:p text:style-name="P1"><text:soft-page-break/></text:p>
      <text:p text:style-name="P1">What are their pet peeves? - bad food, joyless people, like the auditor, those in the group that are for self only and do not see the works for the people. <text:line-break/><text:line-break/>If they won the lottery what would they do?- Freedom for their people. More engines more ships</text:p>
      <text:p text:style-name="P1"/>
      <text:p text:style-name="P1">Describe the character's bucket list at the ages of </text:p>
      <text:p text:style-name="P1">15- be a captain, </text:p>
      <text:p text:style-name="P1">20- conquor back all the lost terrirtory- hold the first meetings since long ago</text:p>
      <text:p text:style-name="P1">30- distroy the spacewolves in a second battle</text:p>
      <text:p text:style-name="P1">40- be the ruler of all the earth</text:p>
      <text:p text:style-name="P1"/>
      <text:p text:style-name="P1">List 10 songs that would occupy their all time most played playlist on spotify</text:p>
      <text:p text:style-name="P1">lots of traditional music of their people</text:p>
      <text:p text:style-name="P1"/>
      <text:p text:style-name="P1">what is the best compliment that someone ever paid them? - that they are their grandfather reincarnate, that their food was good. </text:p>
      <text:p text:style-name="P1"/>
      <text:p text:style-name="P1">In AN ELEVATOR DO THEY PUSH THE ELEVATOR BUTTON MORE THAN ONCE?<text:line-break/>Yes<text:line-break/>no- fuck that it will come when it comes, or not at all and we will take the stairs. We have the patince of a thousand raindrops wearing down a stone. </text:p>
      <text:p text:style-name="P1"/>
      <text:p text:style-name="P1">WHAT WOULD THEY WANT THEIR TOMBSTONE TO SAY?</text:p>
      <text:p text:style-name="P1">The people are free, the ships name is Moutsu, and the captains captains and all their children to be. </text:p>
      <text:p text:style-name="P1"/>
      <text:p text:style-name="P1">THE PRESENT AND THE FUTURE<text:line-break/><text:line-break/>STORY GOAL- this is a huge burning point- we watch this young man go from awkward teen to genghis khan. He then slowly chips away at rebuilding his empire and defeating the company. Need a clearer map of exactly what happens, but I like knowing him as well as I do. </text:p>
      <text:p text:style-name="P1"/>
      <text:p text:style-name="P1"><text:soft-page-break/>What makes the captains groups better? <text:line-break/>Suppirior technology- they understand how an engine works and can make use of them. <text:line-break/>They work as groups and not as single minded individuals</text:p>
      <text:p text:style-name="P1">They root out the company propaganda and have been able to keep an underground of their own culture alive. <text:line-break/>But I don't want to have the end be “AND THEN THEY CONQUORED ALL. That is a loss in my book. The end should be and then they conquored war itself and lived EVERYONE happily ever after. Change the very human condition itself. <text:line-break/><text:line-break/>But what if war is the essential of humanity? <text:line-break/><text:line-break/>It is. We have that darkenss within us. And it is not for us to conquor or distroy it, but instead to meet it in the darkenss, hug it love it and to bring it blinking and sputting into the light. To realize white and black are both sides of the same page. </text:p>
      <text:p text:style-name="P1"/>
      <text:p text:style-name="P1">STORY MOTIVATION -</text:p>
      <text:p text:style-name="P1"/>
      <text:p text:style-name="P1">Freedom, growth, conquoring. </text:p>
      <text:p text:style-name="P1">Does he see the lands? Is he able to take the last and final leap of growth? <text:line-break/>Why not? I would say he absolutly does. He can stand grandfathers proto evolution but not the truth? He takes it in stride and is able to move his people upward and bet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Rubik" svg:font-family="Rubi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1-20T03:45:24.42</meta:creation-date>
    <dc:date>2023-01-20T05:45:12.82</dc:date>
    <dc:creator>Blake Stanger</dc:creator>
    <meta:editing-duration>PT1H59M42S</meta:editing-duration>
    <meta:editing-cycles>14</meta:editing-cycles>
    <meta:generator>OpenOffice/4.1.11$Win32 OpenOffice.org_project/4111m1$Build-9808</meta:generator>
    <meta:document-statistic meta:table-count="0" meta:image-count="0" meta:object-count="0" meta:page-count="13" meta:paragraph-count="82" meta:word-count="2996" meta:character-count="17173"/>
  </office:meta>
</office:document-meta>
</file>